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2">
          <table:table-cell office:value-type="string">
            <text:p>Case-&gt;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</table:table-row>
        <table:table-row table:style-name="ro2">
          <table:table-cell office:value-type="string">
            <text:p>sigS11</text:p>
          </table:table-cell>
          <table:table-cell office:value-type="float" office:value="0.89">
            <text:p>0.89</text:p>
          </table:table-cell>
          <table:table-cell office:value-type="float" office:value="0.01">
            <text:p>0.01</text:p>
          </table:table-cell>
          <table:table-cell office:value-type="float" office:value="0.195">
            <text:p>0.195</text:p>
          </table:table-cell>
          <table:table-cell office:value-type="float" office:value="0.005">
            <text:p>0.005</text:p>
          </table:table-cell>
          <table:table-cell office:value-type="float" office:value="1.78">
            <text:p>1.78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sigS12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  <table:table-cell office:value-type="float" office:value="0.005">
            <text:p>0.005</text:p>
          </table:table-cell>
          <table:table-cell office:value-type="float" office:value="0.195">
            <text:p>0.195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</table:table-row>
        <table:table-row table:style-name="ro2">
          <table:table-cell office:value-type="string">
            <text:p>sigS22</text:p>
          </table:table-cell>
          <table:table-cell table:number-columns-repeated="2" office:value-type="float" office:value="0.2">
            <text:p>0.2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.45">
            <text:p>0.45</text:p>
          </table:table-cell>
        </table:table-row>
        <table:table-row table:style-name="ro2">
          <table:table-cell office:value-type="string">
            <text:p>sigT1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2">
          <table:table-cell office:value-type="string">
            <text:p>sigT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.5">
            <text:p>0.5</text:p>
          </table:table-cell>
        </table:table-row>
        <table:table-row table:style-name="ro2">
          <table:table-cell office:value-type="string">
            <text:p>Delta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 office:value-type="string">
            <text:p>opt thick 1</text:p>
          </table:table-cell>
          <table:table-cell table:style-name="ce1" table:formula="of:=[.B5]*[.B7]" office:value-type="float" office:value="3">
            <text:p>3</text:p>
          </table:table-cell>
          <table:table-cell table:style-name="ce1" table:formula="of:=[.C5]*[.C7]" office:value-type="float" office:value="3">
            <text:p>3</text:p>
          </table:table-cell>
          <table:table-cell table:style-name="ce1" table:formula="of:=[.D5]*[.D7]" office:value-type="float" office:value="3">
            <text:p>3</text:p>
          </table:table-cell>
          <table:table-cell table:style-name="ce1" table:formula="of:=[.E5]*[.E7]" office:value-type="float" office:value="3">
            <text:p>3</text:p>
          </table:table-cell>
          <table:table-cell table:style-name="ce3" table:formula="of:=[.F5]*[.F7]" office:value-type="float" office:value="6">
            <text:p>6</text:p>
          </table:table-cell>
          <table:table-cell table:style-name="ce3" table:formula="of:=[.G5]*[.G7]" office:value-type="float" office:value="6">
            <text:p>6</text:p>
          </table:table-cell>
          <table:table-cell table:style-name="ce3" table:formula="of:=[.H5]*[.H7]" office:value-type="float" office:value="6">
            <text:p>6</text:p>
          </table:table-cell>
          <table:table-cell table:style-name="ce3" table:formula="of:=[.I5]*[.I7]" office:value-type="float" office:value="6">
            <text:p>6</text:p>
          </table:table-cell>
        </table:table-row>
        <table:table-row table:style-name="ro2">
          <table:table-cell office:value-type="string">
            <text:p>opt thick 2</text:p>
          </table:table-cell>
          <table:table-cell table:style-name="ce1" table:formula="of:=[.B6]*[.B7]" office:value-type="float" office:value="3">
            <text:p>3</text:p>
          </table:table-cell>
          <table:table-cell table:style-name="ce1" table:formula="of:=[.C6]*[.C7]" office:value-type="float" office:value="3">
            <text:p>3</text:p>
          </table:table-cell>
          <table:table-cell table:style-name="ce1" table:formula="of:=[.D6]*[.D7]" office:value-type="float" office:value="3">
            <text:p>3</text:p>
          </table:table-cell>
          <table:table-cell table:style-name="ce1" table:formula="of:=[.E6]*[.E7]" office:value-type="float" office:value="3">
            <text:p>3</text:p>
          </table:table-cell>
          <table:table-cell table:style-name="ce2" table:formula="of:=[.F6]*[.F7]" office:value-type="float" office:value="1.5">
            <text:p>1.5</text:p>
          </table:table-cell>
          <table:table-cell table:style-name="ce2" table:formula="of:=[.G6]*[.G7]" office:value-type="float" office:value="1.5">
            <text:p>1.5</text:p>
          </table:table-cell>
          <table:table-cell table:style-name="ce2" table:formula="of:=[.H6]*[.H7]" office:value-type="float" office:value="1.5">
            <text:p>1.5</text:p>
          </table:table-cell>
          <table:table-cell table:style-name="ce2" table:formula="of:=[.I6]*[.I7]" office:value-type="float" office:value="1.5">
            <text:p>1.5</text:p>
          </table:table-cell>
        </table:table-row>
        <table:table-row table:style-name="ro2">
          <table:table-cell office:value-type="string">
            <text:p>sigR del 1</text:p>
          </table:table-cell>
          <table:table-cell table:style-name="ce2" table:formula="of:=([.B5]-[.B2])*[.B7]" office:value-type="float" office:value="0.33">
            <text:p>0.33</text:p>
          </table:table-cell>
          <table:table-cell table:style-name="ce1" table:formula="of:=([.C5]-[.C2])*[.C7]" office:value-type="float" office:value="2.97">
            <text:p>2.97</text:p>
          </table:table-cell>
          <table:table-cell table:style-name="ce1" table:formula="of:=([.D5]-[.D2])*[.D7]" office:value-type="float" office:value="2.415">
            <text:p>2.415</text:p>
          </table:table-cell>
          <table:table-cell table:style-name="ce1" table:formula="of:=([.E5]-[.E2])*[.E7]" office:value-type="float" office:value="2.985">
            <text:p>2.985</text:p>
          </table:table-cell>
          <table:table-cell table:style-name="ce2" table:formula="of:=([.F5]-[.F2])*[.F7]" office:value-type="float" office:value="0.66">
            <text:p>0.66</text:p>
          </table:table-cell>
          <table:table-cell table:style-name="ce3" table:formula="of:=([.G5]-[.G2])*[.G7]" office:value-type="float" office:value="5.94">
            <text:p>5.94</text:p>
          </table:table-cell>
          <table:table-cell table:style-name="ce3" table:formula="of:=([.H5]-[.H2])*[.H7]" office:value-type="float" office:value="4.83">
            <text:p>4.83</text:p>
          </table:table-cell>
          <table:table-cell table:style-name="ce3" table:formula="of:=([.I5]-[.I2])*[.I7]" office:value-type="float" office:value="5.97">
            <text:p>5.97</text:p>
          </table:table-cell>
        </table:table-row>
        <table:table-row table:style-name="ro2">
          <table:table-cell office:value-type="string">
            <text:p>sigR del 2</text:p>
          </table:table-cell>
          <table:table-cell table:style-name="ce3" table:formula="of:=([.B6]-[.B4])*[.B7]" office:value-type="float" office:value="2.4">
            <text:p>2.4</text:p>
          </table:table-cell>
          <table:table-cell table:style-name="ce3" table:formula="of:=([.C6]-[.C4])*[.C7]" office:value-type="float" office:value="2.4">
            <text:p>2.4</text:p>
          </table:table-cell>
          <table:table-cell table:style-name="ce2" table:formula="of:=([.D6]-[.D4])*[.D7]" office:value-type="float" office:value="0.3">
            <text:p>0.3</text:p>
          </table:table-cell>
          <table:table-cell table:style-name="ce2" table:formula="of:=([.E6]-[.E4])*[.E7]" office:value-type="float" office:value="0.3">
            <text:p>0.3</text:p>
          </table:table-cell>
          <table:table-cell table:style-name="ce3" table:formula="of:=([.F6]-[.F4])*[.F7]" office:value-type="float" office:value="1.2">
            <text:p>1.2</text:p>
          </table:table-cell>
          <table:table-cell table:style-name="ce3" table:formula="of:=([.G6]-[.G4])*[.G7]" office:value-type="float" office:value="1.2">
            <text:p>1.2</text:p>
          </table:table-cell>
          <table:table-cell table:style-name="ce2" table:formula="of:=([.H6]-[.H4])*[.H7]" office:value-type="float" office:value="0.15">
            <text:p>0.15</text:p>
          </table:table-cell>
          <table:table-cell table:style-name="ce2" table:formula="of:=([.I6]-[.I4])*[.I7]" office:value-type="float" office:value="0.15">
            <text:p>0.15</text:p>
          </table:table-cell>
        </table:table-row>
        <table:table-row table:style-name="ro2">
          <table:table-cell office:value-type="string">
            <text:p>big thing </text:p>
          </table:table-cell>
          <table:table-cell table:style-name="ce3" table:formula="of:=[.B7]*([.B5]-[.B2])*([.B6]-[.B4])/[.B3]" office:value-type="float" office:value="26.4">
            <text:p>26.4</text:p>
          </table:table-cell>
          <table:table-cell table:style-name="ce2" table:formula="of:=[.C7]*([.C5]-[.C2])*([.C6]-[.C4])/[.C3]" office:value-type="float" office:value="2.66966292134831">
            <text:p>2.6696629213</text:p>
          </table:table-cell>
          <table:table-cell table:style-name="ce3" table:formula="of:=[.D7]*([.D5]-[.D2])*([.D6]-[.D4])/[.D3]" office:value-type="float" office:value="48.3">
            <text:p>48.3</text:p>
          </table:table-cell>
          <table:table-cell table:style-name="ce2" table:formula="of:=[.E7]*([.E5]-[.E2])*([.E6]-[.E4])/[.E3]" office:value-type="float" office:value="1.53076923076923">
            <text:p>1.5307692308</text:p>
          </table:table-cell>
          <table:table-cell table:style-name="ce3" table:formula="of:=[.F7]*([.F5]-[.F2])*([.F6]-[.F4])/[.F3]" office:value-type="float" office:value="13.2">
            <text:p>13.2</text:p>
          </table:table-cell>
          <table:table-cell table:style-name="ce2" table:formula="of:=[.G7]*([.G5]-[.G2])*([.G6]-[.G4])/[.G3]" office:value-type="float" office:value="1.33483146067416">
            <text:p>1.3348314607</text:p>
          </table:table-cell>
          <table:table-cell table:style-name="ce3" table:formula="of:=[.H7]*([.H5]-[.H2])*([.H6]-[.H4])/[.H3]" office:value-type="float" office:value="24.15">
            <text:p>24.15</text:p>
          </table:table-cell>
          <table:table-cell table:style-name="ce2" table:formula="of:=[.I7]*([.I5]-[.I2])*([.I6]-[.I4])/[.I3]" office:value-type="float" office:value="0.765384615384615">
            <text:p>0.7653846154</text:p>
          </table:table-cell>
        </table:table-row>
        <table:table-row table:style-name="ro2">
          <table:table-cell office:value-type="string">
            <text:p>sigS12 del</text:p>
          </table:table-cell>
          <table:table-cell table:style-name="ce2" table:formula="of:=[.B3]*[.B7]" office:value-type="float" office:value="0.03">
            <text:p>0.03</text:p>
          </table:table-cell>
          <table:table-cell table:style-name="ce3" table:formula="of:=[.C3]*[.C7]" office:value-type="float" office:value="2.67">
            <text:p>2.67</text:p>
          </table:table-cell>
          <table:table-cell table:style-name="ce2" table:formula="of:=[.D3]*[.D7]" office:value-type="float" office:value="0.015">
            <text:p>0.015</text:p>
          </table:table-cell>
          <table:table-cell table:style-name="ce1" table:formula="of:=[.E3]*[.E7]" office:value-type="float" office:value="0.585">
            <text:p>0.585</text:p>
          </table:table-cell>
          <table:table-cell table:style-name="ce2" table:formula="of:=[.F3]*[.F7]" office:value-type="float" office:value="0.06">
            <text:p>0.06</text:p>
          </table:table-cell>
          <table:table-cell table:style-name="ce3" table:formula="of:=[.G3]*[.G7]" office:value-type="float" office:value="5.34">
            <text:p>5.34</text:p>
          </table:table-cell>
          <table:table-cell table:style-name="ce2" table:formula="of:=[.H3]*[.H7]" office:value-type="float" office:value="0.03">
            <text:p>0.03</text:p>
          </table:table-cell>
          <table:table-cell table:style-name="ce3" table:formula="of:=[.I3]*[.I7]" office:value-type="float" office:value="1.17">
            <text:p>1.17</text:p>
          </table:table-cell>
        </table:table-row>
        <table:table-row table:style-name="ro2">
          <table:table-cell office:value-type="string">
            <text:p>sigR ratio</text:p>
          </table:table-cell>
          <table:table-cell table:style-name="ce2" table:formula="of:=[.B10]/[.B11]" office:value-type="float" office:value="0.1375">
            <text:p>0.1375</text:p>
          </table:table-cell>
          <table:table-cell table:style-name="ce1" table:formula="of:=[.C10]/[.C11]" office:value-type="float" office:value="1.2375">
            <text:p>1.2375</text:p>
          </table:table-cell>
          <table:table-cell table:style-name="ce1" table:formula="of:=[.D10]/[.D11]" office:value-type="float" office:value="8.05">
            <text:p>8.05</text:p>
          </table:table-cell>
          <table:table-cell table:style-name="ce1" table:formula="of:=[.E10]/[.E11]" office:value-type="float" office:value="9.95">
            <text:p>9.95</text:p>
          </table:table-cell>
          <table:table-cell table:style-name="ce2" table:formula="of:=[.F10]/[.F11]" office:value-type="float" office:value="0.55">
            <text:p>0.55</text:p>
          </table:table-cell>
          <table:table-cell table:style-name="ce1" table:formula="of:=[.G10]/[.G11]" office:value-type="float" office:value="4.95">
            <text:p>4.95</text:p>
          </table:table-cell>
          <table:table-cell table:style-name="ce3" table:formula="of:=[.H10]/[.H11]" office:value-type="float" office:value="32.2">
            <text:p>32.2</text:p>
          </table:table-cell>
          <table:table-cell table:style-name="ce3" table:formula="of:=[.I10]/[.I11]" office:value-type="float" office:value="39.8">
            <text:p>39.8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coeff of I1 (g1 eq)</text:p>
          </table:table-cell>
          <table:table-cell table:style-name="ce2" table:formula="of:=2/(3*[.B8])+[.B10]" office:value-type="float" office:value="0.552222222222222">
            <text:p>0.5522222222</text:p>
          </table:table-cell>
          <table:table-cell table:style-name="ce1" table:formula="of:=2/(3*[.C8])+[.C10]" office:value-type="float" office:value="3.19222222222222">
            <text:p>3.1922222222</text:p>
          </table:table-cell>
          <table:table-cell table:style-name="ce1" table:formula="of:=2/(3*[.D8])+[.D10]" office:value-type="float" office:value="2.63722222222222">
            <text:p>2.6372222222</text:p>
          </table:table-cell>
          <table:table-cell table:style-name="ce1" table:formula="of:=2/(3*[.E8])+[.E10]" office:value-type="float" office:value="3.20722222222222">
            <text:p>3.2072222222</text:p>
          </table:table-cell>
          <table:table-cell table:style-name="ce2" table:formula="of:=2/(3*[.F8])+[.F10]" office:value-type="float" office:value="0.771111111111111">
            <text:p>0.7711111111</text:p>
          </table:table-cell>
          <table:table-cell table:style-name="ce3" table:formula="of:=2/(3*[.G8])+[.G10]" office:value-type="float" office:value="6.05111111111111">
            <text:p>6.0511111111</text:p>
          </table:table-cell>
          <table:table-cell table:style-name="ce3" table:formula="of:=2/(3*[.H8])+[.H10]" office:value-type="float" office:value="4.94111111111111">
            <text:p>4.9411111111</text:p>
          </table:table-cell>
          <table:table-cell table:style-name="ce3" table:formula="of:=2/(3*[.I8])+[.I10]" office:value-type="float" office:value="6.08111111111111">
            <text:p>6.0811111111</text:p>
          </table:table-cell>
        </table:table-row>
        <table:table-row table:style-name="ro2">
          <table:table-cell office:value-type="string">
            <text:p>coeff of I2 (g2 eq)</text:p>
          </table:table-cell>
          <table:table-cell table:style-name="ce3" table:formula="of:=2/(3*[.B9]) + [.B11]" office:value-type="float" office:value="2.62222222222222">
            <text:p>2.6222222222</text:p>
          </table:table-cell>
          <table:table-cell table:style-name="ce3" table:formula="of:=2/(3*[.C9]) + [.C11]" office:value-type="float" office:value="2.62222222222222">
            <text:p>2.6222222222</text:p>
          </table:table-cell>
          <table:table-cell table:style-name="ce2" table:formula="of:=2/(3*[.D9]) + [.D11]" office:value-type="float" office:value="0.522222222222222">
            <text:p>0.5222222222</text:p>
          </table:table-cell>
          <table:table-cell table:style-name="ce2" table:formula="of:=2/(3*[.E9]) + [.E11]" office:value-type="float" office:value="0.522222222222222">
            <text:p>0.5222222222</text:p>
          </table:table-cell>
          <table:table-cell table:style-name="ce3" table:formula="of:=2/(3*[.F9]) + [.F11]" office:value-type="float" office:value="1.64444444444444">
            <text:p>1.6444444444</text:p>
          </table:table-cell>
          <table:table-cell table:style-name="ce3" table:formula="of:=2/(3*[.G9]) + [.G11]" office:value-type="float" office:value="1.64444444444444">
            <text:p>1.6444444444</text:p>
          </table:table-cell>
          <table:table-cell table:style-name="ce2" table:formula="of:=2/(3*[.H9]) + [.H11]" office:value-type="float" office:value="0.594444444444444">
            <text:p>0.5944444444</text:p>
          </table:table-cell>
          <table:table-cell table:style-name="ce2" table:formula="of:=2/(3*[.I9]) + [.I11]" office:value-type="float" office:value="0.594444444444444">
            <text:p>0.5944444444</text:p>
          </table:table-cell>
        </table:table-row>
        <table:table-row table:style-name="ro2">
          <table:table-cell office:value-type="string">
            <text:p>coeff of i2 (g1 eq)</text:p>
          </table:table-cell>
          <table:table-cell table:style-name="ce3" table:formula="of:=-[.B12]" office:value-type="float" office:value="-26.4">
            <text:p>-26.4</text:p>
          </table:table-cell>
          <table:table-cell table:style-name="ce2" table:formula="of:=-[.C12]" office:value-type="float" office:value="-2.66966292134831">
            <text:p>-2.6696629213</text:p>
          </table:table-cell>
          <table:table-cell table:style-name="ce3" table:formula="of:=-[.D12]" office:value-type="float" office:value="-48.3">
            <text:p>-48.3</text:p>
          </table:table-cell>
          <table:table-cell table:style-name="ce2" table:formula="of:=-[.E12]" office:value-type="float" office:value="-1.53076923076923">
            <text:p>-1.5307692308</text:p>
          </table:table-cell>
          <table:table-cell table:style-name="ce3" table:formula="of:=-[.F12]" office:value-type="float" office:value="-13.2">
            <text:p>-13.2</text:p>
          </table:table-cell>
          <table:table-cell table:style-name="ce2" table:formula="of:=-[.G12]" office:value-type="float" office:value="-1.33483146067416">
            <text:p>-1.3348314607</text:p>
          </table:table-cell>
          <table:table-cell table:style-name="ce3" table:formula="of:=-[.H12]" office:value-type="float" office:value="-24.15">
            <text:p>-24.15</text:p>
          </table:table-cell>
          <table:table-cell table:style-name="ce2" table:formula="of:=-[.I12]" office:value-type="float" office:value="-0.765384615384615">
            <text:p>-0.7653846154</text:p>
          </table:table-cell>
        </table:table-row>
        <table:table-row table:style-name="ro2">
          <table:table-cell office:value-type="string">
            <text:p>coeff of I1 (g2 eq)</text:p>
          </table:table-cell>
          <table:table-cell table:style-name="ce2" table:formula="of:=-[.B13]" office:value-type="float" office:value="-0.03">
            <text:p>-0.03</text:p>
          </table:table-cell>
          <table:table-cell table:style-name="ce3" table:formula="of:=-[.C13]" office:value-type="float" office:value="-2.67">
            <text:p>-2.67</text:p>
          </table:table-cell>
          <table:table-cell table:style-name="ce2" table:formula="of:=-[.D13]" office:value-type="float" office:value="-0.015">
            <text:p>-0.015</text:p>
          </table:table-cell>
          <table:table-cell table:style-name="ce1" table:formula="of:=-[.E13]" office:value-type="float" office:value="-0.585">
            <text:p>-0.585</text:p>
          </table:table-cell>
          <table:table-cell table:style-name="ce2" table:formula="of:=-[.F13]" office:value-type="float" office:value="-0.06">
            <text:p>-0.06</text:p>
          </table:table-cell>
          <table:table-cell table:style-name="ce3" table:formula="of:=-[.G13]" office:value-type="float" office:value="-5.34">
            <text:p>-5.34</text:p>
          </table:table-cell>
          <table:table-cell table:style-name="ce2" table:formula="of:=-[.H13]" office:value-type="float" office:value="-0.03">
            <text:p>-0.03</text:p>
          </table:table-cell>
          <table:table-cell table:style-name="ce3" table:formula="of:=-[.I13]" office:value-type="float" office:value="-1.17">
            <text:p>-1.17</text:p>
          </table:table-cell>
        </table:table-row>
        <table:table-row table:style-name="ro2">
          <table:table-cell office:value-type="string">
            <text:p>loc of opt rel 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table:number-columns-repeated="4" office:value-type="float" office:value="0.8">
            <text:p>0.8</text:p>
          </table:table-cell>
          <table:table-cell table:number-columns-repeated="2" office:value-type="float" office:value="0.9">
            <text:p>0.9</text:p>
          </table:table-cell>
        </table:table-row>
        <table:table-row table:style-name="ro4">
          <table:table-cell office:value-type="string">
            <text:p>det of coeff matrix</text:p>
          </table:table-cell>
          <table:table-cell table:formula="of:=([.B16]*[.B17])-([.B18]*[.B19])" office:value-type="float" office:value="0.65604938271605">
            <text:p>0.6560493827</text:p>
          </table:table-cell>
          <table:table-cell table:formula="of:=([.C16]*[.C17])-([.C18]*[.C19])" office:value-type="float" office:value="1.24271604938272">
            <text:p>1.2427160494</text:p>
          </table:table-cell>
          <table:table-cell table:formula="of:=([.D16]*[.D17])-([.D18]*[.D19])" office:value-type="float" office:value="0.652716049382716">
            <text:p>0.6527160494</text:p>
          </table:table-cell>
          <table:table-cell table:formula="of:=([.E16]*[.E17])-([.E18]*[.E19])" office:value-type="float" office:value="0.779382716049383">
            <text:p>0.779382716</text:p>
          </table:table-cell>
          <table:table-cell table:formula="of:=([.F16]*[.F17])-([.F18]*[.F19])" office:value-type="float" office:value="0.47604938271605">
            <text:p>0.4760493827</text:p>
          </table:table-cell>
          <table:table-cell table:formula="of:=([.G16]*[.G17])-([.G18]*[.G19])" office:value-type="float" office:value="2.82271604938272">
            <text:p>2.8227160494</text:p>
          </table:table-cell>
          <table:table-cell table:formula="of:=([.H16]*[.H17])-([.H18]*[.H19])" office:value-type="float" office:value="2.21271604938272">
            <text:p>2.2127160494</text:p>
          </table:table-cell>
          <table:table-cell table:formula="of:=([.I16]*[.I17])-([.I18]*[.I19])" office:value-type="float" office:value="2.71938271604938">
            <text:p>2.719382716</text:p>
          </table:table-cell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5"/>
          <table:table-cell table:style-name="ce4"/>
          <table:table-cell table:number-columns-repeated="3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3:28:43</meta:creation-date>
    <meta:generator>LibreOffice/3.5$Linux_x86 LibreOffice_project/350m1$Build-2</meta:generator>
    <dc:date>2015-04-14T06:00:28</dc:date>
    <meta:editing-duration>PT1H31M28S</meta:editing-duration>
    <meta:editing-cycles>4</meta:editing-cycles>
    <meta:document-statistic meta:table-count="3" meta:cell-count="180" meta:object-count="0"/>
  </office:meta>
</office:document-meta>
</file>